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Courier New" svg:font-family="'Courier New'" style:font-family-generic="modern"/>
    <style:font-face style:name="DejaVu Sans" svg:font-family="'DejaVu Sans'" style:font-pitch="variable"/>
    <style:font-face style:name="Gargi-1.2b" svg:font-family="Gargi-1.2b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197f0" officeooo:paragraph-rsid="001197f0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style:text-autospace="none"/>
      <style:text-properties fo:color="#808080" style:font-name="Courier New" fo:font-size="14pt" fo:language="en" fo:country="US" style:font-size-asian="14pt" style:language-asian="ru" style:country-asian="RU" style:font-name-complex="Courier New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style:text-autospace="none"/>
      <style:text-properties fo:color="#000000" style:font-name="Courier New" fo:font-size="14pt" fo:language="en" fo:country="US" style:font-size-asian="14pt" style:language-asian="ru" style:country-asian="RU" style:font-name-complex="Courier New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style:text-autospace="none"/>
      <style:text-properties fo:font-size="14pt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style:text-autospace="none"/>
      <style:text-properties fo:font-size="14pt" fo:language="en" fo:country="US" style:font-size-asian="14pt" style:font-size-complex="14pt"/>
    </style:style>
    <style:style style:name="P7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color="#808080" style:font-name="Courier New" fo:language="en" fo:country="US" style:font-name-asian="Courier New" style:language-asian="ru" style:country-asian="RU" style:font-name-complex="Courier New"/>
    </style:style>
    <style:style style:name="T3" style:family="text">
      <style:text-properties fo:color="#808080" style:font-name="Courier New" fo:language="en" fo:country="US" style:language-asian="ru" style:country-asian="RU" style:font-name-complex="Courier New"/>
    </style:style>
    <style:style style:name="T4" style:family="text">
      <style:text-properties fo:color="#808080" style:font-name="Courier New" fo:language="en" fo:country="US" officeooo:rsid="001197f0" style:language-asian="ru" style:country-asian="RU" style:font-name-complex="Courier New"/>
    </style:style>
    <style:style style:name="T5" style:family="text">
      <style:text-properties fo:color="#808080" style:font-name="Courier New" fo:language="en" fo:country="US" officeooo:rsid="0015bdc2" style:language-asian="ru" style:country-asian="RU" style:font-name-complex="Courier New"/>
    </style:style>
    <style:style style:name="T6" style:family="text">
      <style:text-properties fo:color="#808080" style:font-name="Courier New" fo:language="ru" fo:country="RU" style:language-asian="ru" style:country-asian="RU" style:font-name-complex="Courier New" style:language-complex="ar" style:country-complex="SA"/>
    </style:style>
    <style:style style:name="T7" style:family="text">
      <style:text-properties fo:color="#008000" style:font-name="Courier New" fo:language="en" fo:country="US" style:language-asian="ru" style:country-asian="RU" style:font-name-complex="Courier New"/>
    </style:style>
    <style:style style:name="T8" style:family="text">
      <style:text-properties fo:color="#008000" style:font-name="Courier New" fo:language="en" fo:country="US" style:font-name-asian="Courier New" style:language-asian="ru" style:country-asian="RU" style:font-name-complex="Courier New"/>
    </style:style>
    <style:style style:name="T9" style:family="text">
      <style:text-properties fo:color="#dc2300" style:font-name="Courier New" fo:language="en" fo:country="US" style:language-asian="ru" style:country-asian="RU" style:font-name-complex="Courier New"/>
    </style:style>
    <style:style style:name="T10" style:family="text">
      <style:text-properties fo:color="#00b8ff" style:font-name="Courier New" fo:language="en" fo:country="US" style:language-asian="ru" style:country-asian="RU" style:font-name-complex="Courier New"/>
    </style:style>
    <style:style style:name="T11" style:family="text">
      <style:text-properties fo:color="#004586" style:font-name="Courier New" fo:language="en" fo:country="US" style:language-asian="ru" style:country-asian="RU" style:font-name-complex="Courier New"/>
    </style:style>
    <style:style style:name="T12" style:family="text">
      <style:text-properties fo:color="#000000" style:font-name="Courier New" fo:language="en" fo:country="US" style:language-asian="ru" style:country-asian="RU" style:font-name-complex="Courier New"/>
    </style:style>
    <style:style style:name="T13" style:family="text">
      <style:text-properties officeooo:rsid="001197f0"/>
    </style:style>
    <style:style style:name="T14" style:family="text">
      <style:text-properties officeooo:rsid="0011a341"/>
    </style:style>
    <style:style style:name="T15" style:family="text">
      <style:text-properties officeooo:rsid="001444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Учебный курс: Основы программирования (C)</text:p>
      <text:p text:style-name="P1">Кафедра: ИС Факультет: ИТиП</text:p>
      <text:p text:style-name="P1">Лабораторная работа №1. Разработка консольного приложения</text:p>
      <text:p text:style-name="P1">Выполнил: <text:span text:style-name="T15">Иванов И.И.</text:span> Группа: 15<text:span text:style-name="T15">хх</text:span></text:p>
      <text:p text:style-name="P1">Преподаватель: <text:span text:style-name="T14">Повышев В.В</text:span>.</text:p>
      <text:h text:style-name="Heading_20_1" text:outline-level="1">Задание</text:h>
      <text:p text:style-name="P1">Разработайте консольное приложение, обеспечивающее ввод с консоли и вывод на консоль строки, целого числа.</text:p>
      <text:h text:style-name="Heading_20_1" text:outline-level="1">Входные данные</text:h>
      <text:p text:style-name="P2">Hello, World!</text:p>
      <text:p text:style-name="P2">42</text:p>
      <text:h text:style-name="Heading_20_1" text:outline-level="1">Выходные данные</text:h>
      <text:h text:style-name="Heading_20_2" text:outline-level="2">Консоль</text:h>
      <text:p text:style-name="P1">Enter a string of length not more than 80 characters:</text:p>
      <text:p text:style-name="P1">Enter a integer number:</text:p>
      <text:p text:style-name="P1">You typed:</text:p>
      <text:p text:style-name="P2">Hello, World!</text:p>
      <text:p text:style-name="P1">You entered a number:</text:p>
      <text:p text:style-name="P2">42</text:p>
      <text:p text:style-name="Standard"/>
      <text:p text:style-name="Standard"/>
      <text:p text:style-name="Standard"/>
      <text:p text:style-name="Standard"/>
      <text:h text:style-name="Heading_20_1" text:outline-level="1"><text:soft-page-break/>Исходный текст</text:h>
      <text:h text:style-name="Heading_20_2" text:outline-level="2">Файл <text:span text:style-name="T13">lab_1</text:span><text:span text:style-name="T1">.cpp</text:span></text:h>
      <text:p text:style-name="P3">/* </text:p>
      <text:p text:style-name="P5"><text:span text:style-name="T2"><text:s/></text:span><text:span text:style-name="T3">* File: <text:s text:c="2"/></text:span><text:span text:style-name="T4">lab_1</text:span><text:span text:style-name="T3">.cpp</text:span></text:p>
      <text:p text:style-name="P5"><text:span text:style-name="T2"><text:s/></text:span><text:span text:style-name="T3">* Course: </text:span><text:span text:style-name="T6">Основы</text:span><text:span text:style-name="T3"> </text:span><text:span text:style-name="T6">программирования</text:span><text:span text:style-name="T3"> (C++)</text:span></text:p>
      <text:p text:style-name="P5"><text:span text:style-name="T2"><text:s/></text:span><text:span text:style-name="T3">* Student: </text:span><text:span text:style-name="T5">Иванов И.И.</text:span><text:span text:style-name="T3"> Group: 1513</text:span></text:p>
      <text:p text:style-name="P5"><text:span text:style-name="T2"><text:s/></text:span><text:span text:style-name="T3">* Teacher: Повышев В.В.</text:span></text:p>
      <text:p text:style-name="P5"><text:span text:style-name="T2"><text:s/></text:span><text:span text:style-name="T3">* Created on 10 Сентябрь 2013 г., 21:06</text:span></text:p>
      <text:p text:style-name="P5"><text:span text:style-name="T2"><text:s/></text:span><text:span text:style-name="T3">* Description: Program entry point.</text:span></text:p>
      <text:p text:style-name="P5"><text:span text:style-name="T2"><text:s/></text:span><text:span text:style-name="T3">*/</text:span></text:p>
      <text:p text:style-name="P6"/>
      <text:p text:style-name="P5"><text:span text:style-name="T7">#include </text:span><text:span text:style-name="T9">&lt;stdio.h&gt;</text:span></text:p>
      <text:p text:style-name="P3">// объявляем константу - для длинны вводимой строки</text:p>
      <text:p text:style-name="P5"><text:span text:style-name="T7">#define </text:span><text:span text:style-name="T10">LENGHT</text:span><text:span text:style-name="T9"> 80</text:span></text:p>
      <text:p text:style-name="P5"><text:span text:style-name="T11">int</text:span><text:span text:style-name="T7"> </text:span><text:span text:style-name="T12">main() {</text:span></text:p>
      <text:p text:style-name="P5"><text:span text:style-name="T8"><text:s text:c="4"/></text:span><text:span text:style-name="T11">char</text:span><text:span text:style-name="T7"> </text:span><text:span text:style-name="T12">str[</text:span><text:span text:style-name="T10">LENGHT</text:span><text:span text:style-name="T12">];</text:span><text:span text:style-name="T3">// объявляем массив символов длинны LENGHT для помещения в него строки, вводимой пользователем</text:span></text:p>
      <text:p text:style-name="P5"><text:span text:style-name="T8"><text:s text:c="4"/></text:span><text:span text:style-name="T11">int</text:span><text:span text:style-name="T7"> </text:span><text:span text:style-name="T12">x;</text:span><text:span text:style-name="T3">// и переменную целочисленного типа для помещения числа, вводимого пользователем</text:span></text:p>
      <text:p text:style-name="P5"><text:span text:style-name="T8"><text:s text:c="4"/></text:span><text:span text:style-name="T12">printf(</text:span><text:span text:style-name="T7">"Enter a string of length not more than %d characters:"</text:span><text:span text:style-name="T12">,</text:span><text:span text:style-name="T7"> </text:span><text:span text:style-name="T10">LENGHT</text:span><text:span text:style-name="T12">);</text:span><text:span text:style-name="T3">// приглашение ко вводу строки</text:span></text:p>
      <text:p text:style-name="P5"><text:span text:style-name="T8"><text:s text:c="4"/></text:span><text:span text:style-name="T12">gets(str);</text:span><text:span text:style-name="T3">// получение строки</text:span></text:p>
      <text:p text:style-name="P5"><text:span text:style-name="T8"><text:s text:c="4"/></text:span><text:span text:style-name="T12">printf(</text:span><text:span text:style-name="T7">"Enter a integer number:"</text:span><text:span text:style-name="T12">);</text:span><text:span text:style-name="T3">// приглашение ко вводу числа</text:span></text:p>
      <text:p text:style-name="P5"><text:span text:style-name="T8"><text:s text:c="4"/></text:span><text:span text:style-name="T12">scanf(</text:span><text:span text:style-name="T7">"%d", </text:span><text:span text:style-name="T12">&amp;x);</text:span><text:span text:style-name="T3">// получение числа</text:span></text:p>
      <text:p text:style-name="P5"><text:span text:style-name="T8"><text:s text:c="4"/></text:span><text:span text:style-name="T12">printf(</text:span><text:span text:style-name="T7">"You typed:"</text:span><text:span text:style-name="T12">);</text:span><text:span text:style-name="T3">// уведомление о выводе строки</text:span></text:p>
      <text:p text:style-name="P5"><text:span text:style-name="T8"><text:s text:c="4"/></text:span><text:span text:style-name="T12">printf(</text:span><text:span text:style-name="T7">"%s\n", </text:span><text:span text:style-name="T12">str);</text:span><text:span text:style-name="T3">// введенная строка</text:span></text:p>
      <text:p text:style-name="P5"><text:span text:style-name="T8"><text:s text:c="4"/></text:span><text:span text:style-name="T12">printf(</text:span><text:span text:style-name="T7">"You entered a number:"</text:span><text:span text:style-name="T12">);</text:span><text:span text:style-name="T3">// уведомление о выводе числа</text:span></text:p>
      <text:p text:style-name="P5"><text:span text:style-name="T8"><text:s text:c="4"/></text:span><text:span text:style-name="T12">printf(</text:span><text:span text:style-name="T7">"%d\n"</text:span><text:span text:style-name="T12">, x);</text:span><text:span text:style-name="T3">//вывод числа</text:span></text:p>
      <text:p text:style-name="P5"><text:span text:style-name="T8"><text:s text:c="4"/></text:span><text:span text:style-name="T11">return</text:span><text:span text:style-name="T7"> </text:span><text:span text:style-name="T12">0;</text:span>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argi-1.2b1" svg:font-family="Gargi-1.2b"/>
    <style:font-face style:name="Courier New" svg:font-family="'Courier New'" style:font-family-generic="modern"/>
    <style:font-face style:name="DejaVu Sans" svg:font-family="'DejaVu Sans'" style:font-pitch="variable"/>
    <style:font-face style:name="Gargi-1.2b" svg:font-family="Gargi-1.2b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size="11pt" fo:language="ru" fo:country="RU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Gargi-1.2b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Gargi-1.2b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Gargi-1.2b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evP</meta:initial-creator>
    <meta:creation-date>2009-09-02T14:10:00</meta:creation-date>
    <dc:date>2013-10-17T18:39:54.257127658</dc:date>
    <meta:editing-cycles>7</meta:editing-cycles>
    <meta:editing-duration>P23DT22H11M43S</meta:editing-duration>
    <meta:generator>LibreOffice/4.1.2.3$Linux_X86_64 LibreOffice_project/410$Build-3</meta:generator>
    <meta:document-statistic meta:table-count="0" meta:image-count="0" meta:object-count="0" meta:page-count="2" meta:paragraph-count="44" meta:word-count="201" meta:character-count="1460" meta:non-whitespace-character-count="1249"/>
  </office:meta>
</office:document-meta>
</file>